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686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7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7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938cm" svg:y="22.8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3.138cm" svg:y="23.789cm">
          <draw:text-box>
            <text:p><text:span text:style-name="T4">min: 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7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9.238cm" svg:y="29.29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9.438cm" svg:y="30.19cm">
          <draw:text-box>
            <text:p><text:span text:style-name="T4">min: </text:span></text:p>
          </draw:text-box>
        </draw:frame>
        <draw:custom-shape draw:style-name="gr7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16.838cm" svg:y="29.291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17.038cm" svg:y="30.191cm">
          <draw:text-box>
            <text:p><text:span text:style-name="T4">min: 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7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.538cm" svg:y="35.5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.738cm" svg:y="36.491cm">
          <draw:text-box>
            <text:p><text:span text:style-name="T4">min: </text:span></text:p>
          </draw:text-box>
        </draw:frame>
        <draw:custom-shape draw:style-name="gr7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4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2.638cm" svg:y="36.492cm">
          <draw:text-box>
            <text:p><text:span text:style-name="T4">min: 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8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8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8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8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8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8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8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8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8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8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8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8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8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8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8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8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8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8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9" draw:text-style-name="P6" draw:layer="layout" svg:width="1.807cm" svg:height="1.936cm" svg:x="36.395cm" svg:y="12.843cm">
          <draw:text-box>
            <text:p><text:span text:style-name="T7">1</text:span></text:p>
          </draw:text-box>
        </draw:frame>
        <draw:frame draw:style-name="gr9" draw:text-style-name="P6" draw:layer="layout" svg:width="1.807cm" svg:height="1.936cm" svg:x="21.583cm" svg:y="18.933cm">
          <draw:text-box>
            <text:p><text:span text:style-name="T7">2</text:span></text:p>
          </draw:text-box>
        </draw:frame>
        <draw:frame draw:style-name="gr9" draw:text-style-name="P6" draw:layer="layout" svg:width="1.807cm" svg:height="1.936cm" svg:x="51.076cm" svg:y="18.933cm">
          <draw:text-box>
            <text:p><text:span text:style-name="T7">3</text:span></text:p>
          </draw:text-box>
        </draw:frame>
        <draw:frame draw:style-name="gr9" draw:text-style-name="P6" draw:layer="layout" svg:width="1.807cm" svg:height="1.936cm" svg:x="14.1cm" svg:y="25.398cm">
          <draw:text-box>
            <text:p><text:span text:style-name="T7">4</text:span></text:p>
          </draw:text-box>
        </draw:frame>
        <draw:frame draw:style-name="gr9" draw:text-style-name="P6" draw:layer="layout" svg:width="1.807cm" svg:height="1.936cm" svg:x="28.879cm" svg:y="25.505cm">
          <draw:text-box>
            <text:p><text:span text:style-name="T7">5</text:span></text:p>
          </draw:text-box>
        </draw:frame>
        <draw:frame draw:style-name="gr9" draw:text-style-name="P6" draw:layer="layout" svg:width="1.807cm" svg:height="1.936cm" svg:x="43.464cm" svg:y="25.44cm">
          <draw:text-box>
            <text:p><text:span text:style-name="T7">6</text:span></text:p>
          </draw:text-box>
        </draw:frame>
        <draw:frame draw:style-name="gr9" draw:text-style-name="P6" draw:layer="layout" svg:width="1.807cm" svg:height="1.936cm" svg:x="58.308cm" svg:y="25.376cm">
          <draw:text-box>
            <text:p><text:span text:style-name="T7">7</text:span></text:p>
          </draw:text-box>
        </draw:frame>
        <draw:frame draw:style-name="gr9" draw:text-style-name="P6" draw:layer="layout" svg:width="1.807cm" svg:height="1.936cm" svg:x="10.401cm" svg:y="31.798cm">
          <draw:text-box>
            <text:p><text:span text:style-name="T7">8</text:span></text:p>
          </draw:text-box>
        </draw:frame>
        <draw:frame draw:style-name="gr9" draw:text-style-name="P6" draw:layer="layout" svg:width="1.807cm" svg:height="1.936cm" svg:x="18.102cm" svg:y="31.798cm">
          <draw:text-box>
            <text:p><text:span text:style-name="T7">9</text:span></text:p>
          </draw:text-box>
        </draw:frame>
        <draw:frame draw:style-name="gr9" draw:text-style-name="P6" draw:layer="layout" svg:width="2.193cm" svg:height="1.936cm" svg:x="25.103cm" svg:y="31.798cm">
          <draw:text-box>
            <text:p><text:span text:style-name="T7">10</text:span></text:p>
          </draw:text-box>
        </draw:frame>
        <draw:frame draw:style-name="gr9" draw:text-style-name="P6" draw:layer="layout" svg:width="2.193cm" svg:height="1.936cm" svg:x="32.833cm" svg:y="31.798cm">
          <draw:text-box>
            <text:p><text:span text:style-name="T7">11</text:span></text:p>
          </draw:text-box>
        </draw:frame>
        <draw:frame draw:style-name="gr9" draw:text-style-name="P6" draw:layer="layout" svg:width="2.193cm" svg:height="1.936cm" svg:x="39.434cm" svg:y="31.798cm">
          <draw:text-box>
            <text:p><text:span text:style-name="T7">12</text:span></text:p>
          </draw:text-box>
        </draw:frame>
        <draw:frame draw:style-name="gr9" draw:text-style-name="P6" draw:layer="layout" svg:width="2.193cm" svg:height="1.936cm" svg:x="47.335cm" svg:y="31.798cm">
          <draw:text-box>
            <text:p><text:span text:style-name="T7">13</text:span></text:p>
          </draw:text-box>
        </draw:frame>
        <draw:frame draw:style-name="gr9" draw:text-style-name="P6" draw:layer="layout" svg:width="2.193cm" svg:height="1.936cm" svg:x="54.736cm" svg:y="31.798cm">
          <draw:text-box>
            <text:p><text:span text:style-name="T7">14</text:span></text:p>
          </draw:text-box>
        </draw:frame>
        <draw:frame draw:style-name="gr9" draw:text-style-name="P6" draw:layer="layout" svg:width="2.193cm" svg:height="1.936cm" svg:x="62.237cm" svg:y="31.798cm">
          <draw:text-box>
            <text:p><text:span text:style-name="T7">15</text:span></text:p>
          </draw:text-box>
        </draw:frame>
        <draw:frame draw:style-name="gr9" draw:text-style-name="P6" draw:layer="layout" svg:width="2.27cm" svg:height="1.936cm" svg:x="7.602cm" svg:y="38.098cm">
          <draw:text-box>
            <text:p><text:span text:style-name="T7">16</text:span></text:p>
          </draw:text-box>
        </draw:frame>
        <draw:frame draw:style-name="gr9" draw:text-style-name="P6" draw:layer="layout" svg:width="2.27cm" svg:height="1.936cm" svg:x="13.402cm" svg:y="38.098cm">
          <draw:text-box>
            <text:p><text:span text:style-name="T7">17</text:span></text:p>
          </draw:text-box>
        </draw:frame>
        <draw:frame draw:style-name="gr9" draw:text-style-name="P6" draw:layer="layout" svg:width="2.27cm" svg:height="1.936cm" svg:x="36.802cm" svg:y="38.098cm">
          <draw:text-box>
            <text:p><text:span text:style-name="T7">24</text:span></text:p>
          </draw:text-box>
        </draw:frame>
        <draw:frame draw:style-name="gr9" draw:text-style-name="P6" draw:layer="layout" svg:width="2.27cm" svg:height="1.936cm" svg:x="42.702cm" svg:y="38.098cm">
          <draw:text-box>
            <text:p><text:span text:style-name="T7">25</text:span></text:p>
          </draw:text-box>
        </draw:frame>
        <draw:custom-shape draw:style-name="gr10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12.207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0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22.795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25.442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0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44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0" draw:text-style-name="P1" draw:layer="layout" svg:width="2.729cm" svg:height="2.67cm" svg:x="46.647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0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0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0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12.206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0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22.794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25.441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0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43.999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0" draw:text-style-name="P1" draw:layer="layout" svg:width="2.729cm" svg:height="2.67cm" svg:x="46.646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0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0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2:31:12.648312563</dc:date>
    <dc:creator>elucterio </dc:creator>
    <meta:editing-duration>PT3H8M48S</meta:editing-duration>
    <meta:editing-cycles>18</meta:editing-cycles>
    <meta:generator>LibreOffice/4.2.8.2$Linux_X86_64 LibreOffice_project/420m0$Build-2</meta:generator>
    <meta:document-statistic meta:object-count="218"/>
  </office:meta>
</office:document-meta>
</file>